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ple-system, BlinkMacSystemFon" svg:font-family="apple-system, BlinkMacSystemFon"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style:style>
    <style:style style:name="T2" style:parent-style-name="StrongEmphasis" style:family="text">
      <style:text-properties style:font-name="apple-system, BlinkMacSystemFon" fo:color="#333333" fo:font-size="12.5pt" style:font-size-asian="12.5pt"/>
    </style:style>
    <style:style style:name="T3" style:parent-style-name="DefaultParagraphFont" style:family="text">
      <style:text-properties style:font-name="apple-system, BlinkMacSystemFon" fo:color="#333333" fo:font-size="12.5pt" style:font-size-asian="12.5pt"/>
    </style:style>
    <style:style style:name="T4" style:parent-style-name="DefaultParagraphFont" style:family="text">
      <style:text-properties style:font-name="apple-system, BlinkMacSystemFon" fo:color="#333333" fo:font-size="12.5pt" style:font-size-asian="12.5pt"/>
    </style:style>
    <style:style style:name="T5" style:parent-style-name="DefaultParagraphFont" style:family="text">
      <style:text-properties style:font-name="apple-system, BlinkMacSystemFon" fo:color="#333333" fo:font-size="12.5pt" style:font-size-asian="12.5pt"/>
    </style:style>
    <style:style style:name="P6" style:parent-style-name="Textbody" style:list-style-name="LFO1" style:family="paragraph">
      <style:paragraph-properties fo:margin-top="0.1041in" fo:margin-bottom="0.1666in"/>
    </style:style>
    <style:style style:name="T7" style:parent-style-name="StrongEmphasis" style:family="text">
      <style:text-properties style:font-name="apple-system, BlinkMacSystemFon" fo:color="#333333" fo:font-size="12.5pt" style:font-size-asian="12.5pt"/>
    </style:style>
    <style:style style:name="T8" style:parent-style-name="DefaultParagraphFont" style:family="text">
      <style:text-properties style:font-name="apple-system, BlinkMacSystemFon" fo:color="#333333" fo:font-size="12.5pt" style:font-size-asian="12.5pt"/>
    </style:style>
    <style:style style:name="T9" style:parent-style-name="DefaultParagraphFont" style:family="text">
      <style:text-properties style:font-name="apple-system, BlinkMacSystemFon" fo:color="#333333" fo:font-size="12.5pt" style:font-size-asian="12.5pt"/>
    </style:style>
    <style:style style:name="P10" style:parent-style-name="Textbody" style:list-style-name="LFO1" style:family="paragraph">
      <style:paragraph-properties fo:margin-top="0.1041in" fo:margin-bottom="0.1666in"/>
    </style:style>
    <style:style style:name="T11" style:parent-style-name="StrongEmphasis" style:family="text">
      <style:text-properties style:font-name="apple-system, BlinkMacSystemFon" fo:color="#333333" fo:font-size="12.5pt" style:font-size-asian="12.5pt"/>
    </style:style>
    <style:style style:name="T12" style:parent-style-name="DefaultParagraphFont" style:family="text">
      <style:text-properties style:font-name="apple-system, BlinkMacSystemFon" fo:color="#333333" fo:font-size="12.5pt" style:font-size-asian="12.5pt"/>
    </style:style>
    <style:style style:name="T13" style:parent-style-name="DefaultParagraphFont" style:family="text">
      <style:text-properties style:font-name="Helvetica" fo:color="#77838F" fo:background-color="#F8F9FA"/>
    </style:style>
    <style:style style:name="T14" style:parent-style-name="str" style:family="text">
      <style:text-properties style:font-name="Helvetica" fo:color="#008800" fo:background-color="#F8F9FA"/>
    </style:style>
    <style:style style:name="T15" style:parent-style-name="DefaultParagraphFont" style:family="text">
      <style:text-properties style:font-name="Helvetica" fo:color="#77838F" fo:background-color="#F8F9FA"/>
    </style:style>
    <style:style style:name="T16" style:parent-style-name="str" style:family="text">
      <style:text-properties style:font-name="Helvetica" fo:color="#008800" fo:background-color="#F8F9FA"/>
    </style:style>
    <style:style style:name="T17" style:parent-style-name="DefaultParagraphFont" style:family="text">
      <style:text-properties style:font-name="Helvetica" fo:color="#77838F" fo:background-color="#F8F9FA"/>
    </style:style>
    <style:style style:name="T18" style:parent-style-name="str" style:family="text">
      <style:text-properties style:font-name="Helvetica" fo:color="#008800" fo:background-color="#F8F9FA"/>
    </style:style>
    <style:style style:name="T19" style:parent-style-name="DefaultParagraphFont" style:family="text">
      <style:text-properties style:font-name="Helvetica" fo:color="#77838F" fo:background-color="#F8F9FA"/>
    </style:style>
    <style:style style:name="T20" style:parent-style-name="str" style:family="text">
      <style:text-properties style:font-name="Helvetica" fo:color="#008800" fo:background-color="#F8F9FA"/>
    </style:style>
    <style:style style:name="T21" style:parent-style-name="DefaultParagraphFont" style:family="text">
      <style:text-properties style:font-name="Helvetica" fo:color="#77838F" fo:background-color="#F8F9FA"/>
    </style:style>
    <style:style style:name="T22" style:parent-style-name="str" style:family="text">
      <style:text-properties style:font-name="Helvetica" fo:color="#008800" fo:background-color="#F8F9FA"/>
    </style:style>
    <style:style style:name="T23" style:parent-style-name="DefaultParagraphFont" style:family="text">
      <style:text-properties style:font-name="Helvetica" fo:color="#77838F" fo:background-color="#F8F9FA"/>
    </style:style>
    <style:style style:name="T24" style:parent-style-name="str" style:family="text">
      <style:text-properties style:font-name="Helvetica" fo:color="#008800" fo:background-color="#F8F9FA"/>
    </style:style>
    <style:style style:name="T25" style:parent-style-name="DefaultParagraphFont" style:family="text">
      <style:text-properties style:font-name="Helvetica" fo:color="#77838F" fo:background-color="#F8F9FA"/>
    </style:style>
  </office:automatic-styles>
  <office:body>
    <office:text text:use-soft-page-breaks="true">
      <text:p text:style-name="P1"><text:a xlink:href="https://javarevisited.blogspot.com/2013/02/concurrenthashmap-in-java-example-tutorial-working.html" office:target-frame-name="_top" xlink:show="replace"/></text:p>
      <text:p text:style-name="Standard"><text:a xlink:href="https://javarevisited.blogspot.com/2013/02/concurrenthashmap-in-java-example-tutorial-working.html" office:target-frame-name="_top" xlink:show="replace"/></text:p>
      <text:p text:style-name="Standard">Concurrency</text:p>
      <text:p text:style-name="Standard"/>
      <text:p text:style-name="Standard">ConcurrentHashMap internal working :</text:p>
      <text:p text:style-name="Standard"><text:a xlink:href="https://javarevisited.blogspot.com/2013/02/concurrenthashmap-in-java-example-tutorial-working.html" office:target-frame-name="_top" xlink:show="replace">https://javarevisited.blogspot.com/2013/02/concurrenthashmap-in-java-example-tutorial-working.html</text:a></text:p>
      <text:p text:style-name="Standard"/>
      <text:p text:style-name="Standard">Hashtable uses synchronization but ConcurrentHashmap uses ReentrentLock concept.</text:p>
      <text:p text:style-name="Standard"/>
      <text:p text:style-name="Standard"/>
      <text:p text:style-name="Standard"><text:a xlink:href="https://javarevisited.blogspot.com/2013/03/reentrantlock-example-in-java-synchronized-difference-vs-lock.html?m=1" office:target-frame-name="_top" xlink:show="replace">https://javarevisited.blogspot.com/2013/03/reentrantlock-example-in-java-synchronized-difference-vs-lock.html?m=1</text:a></text:p>
      <text:p text:style-name="Standard"/>
      <text:p text:style-name="Standard">countDownlatch:</text:p>
      <text:p text:style-name="Standard"><text:a xlink:href="https://howtodoinjava.com/java/multi-threading/when-to-use-countdownlatch-java-concurrency-example-tutorial/" office:target-frame-name="_top" xlink:show="replace">https://howtodoinjava.com/java/multi-threading/when-to-use-countdownlatch-java-concurrency-example-tutorial/</text:a><text:s/>(best link)</text:p>
      <text:p text:style-name="Standard"/>
      <text:p text:style-name="Textbody"><text:span text:style-name="T2">Achieving Maximum Parallelism</text:span><text:span text:style-name="T3"> : Sometimes we w</text:span><text:span text:style-name="T4">ant to start a number of threads at the same time to achieve maximum parallelism. For example, we want to test a class for being singleton. This can be done easily if we create a CountDownLatch with initial count 1, and make wait all threads to wait of lat</text:span><text:span text:style-name="T5">ch. A single call to countDown() method will resume execution for all waiting threads in same time.</text:span></text:p>
      <text:list text:style-name="LFO1" text:continue-numbering="true">
        <text:list-item>
          <text:p text:style-name="P6"><text:span text:style-name="T7">Wait N threads to completes before start execution</text:span><text:span text:style-name="T8">: For example an application start-up class want to ensure that all N external systems are Up and running<text:s/></text:span><text:span text:style-name="T9">before handling the user requests.</text:span></text:p>
        </text:list-item>
        <text:list-item>
          <text:p text:style-name="P10"><text:span text:style-name="T11">Deadlock detection</text:span><text:span text:style-name="T12">: A very handy use case in which you can use N threads to access a shared resource with different number of threads in each test phase, and try to create a deadlock.</text:span></text:p>
        </text:list-item>
      </text:list>
      <text:p text:style-name="Standard"/>
      <text:p text:style-name="Standard"/>
      <text:p text:style-name="Standard"><text:span text:style-name="T13">Suppose there is a joint bank account and hence<text:s/></text:span><text:span text:style-name="T14">multiple users</text:span><text:span text:style-name="T15"><text:s/>can use the same account for transactions through<text:s/></text:span><text:span text:style-name="T16">multiple channels</text:span><text:span text:style-name="T17">.Currently, the account having a balance of 1500/- and minimum amount balance to remain in the account is 1000/-.Now, the first user is trying to withdraw an amount of 500/- through ATM and another user is trying to purchase any goods worth 500/- through swipe machine.Here whichever<text:s/></text:span><text:span text:style-name="T18">channel first</text:span><text:span text:style-name="T19"><text:s/>access the account to perform the transaction acquires the lock on the<text:s/></text:span><text:span text:style-name="T20">account at first</text:span><text:span text:style-name="T21"><text:s/>and the other channel will wait untill the transaction is completed and the lock on the account is released as there is no way to know which channel has already acquired the lock and which channel is waiting to acquire a lock. Hence lock is always applied on the account itself rather than a channel.Here, we can treat<text:s/></text:span><text:span text:style-name="T22">account as an object</text:span><text:span text:style-name="T23"><text:s/>and<text:s/></text:span><text:span text:style-name="T24">channel as a thread</text:span><text:span text:style-name="T25">.</text:span></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pple-system, BlinkMacSystemFon" svg:font-family="apple-system, BlinkMacSystemFon" style:font-family-generic="system"/>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str" style:display-name="st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yber</dc:creator>
    <meta:creation-date>2019-09-18T08:05:00Z</meta:creation-date>
    <dc:date>2020-04-01T15:56:00Z</dc:date>
    <meta:template xlink:href="Normal" xlink:type="simple"/>
    <meta:editing-cycles>7</meta:editing-cycles>
    <meta:editing-duration>PT852840S</meta:editing-duration>
    <meta:document-statistic meta:page-count="1" meta:paragraph-count="5" meta:word-count="411" meta:character-count="2751" meta:row-count="19" meta:non-whitespace-character-count="2345"/>
  </office:meta>
</office:document-meta>
</file>